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27.7cm" fo:break-before="auto" fo:break-after="auto" table:align="margins"/>
    </style:style>
    <style:style style:name="Table1.A" style:family="table-column">
      <style:table-column-properties style:column-width="4.471cm" style:rel-column-width="10578*"/>
    </style:style>
    <style:style style:name="Table1.B" style:family="table-column">
      <style:table-column-properties style:column-width="23.229cm" style:rel-column-width="54957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5" style:family="table-cell">
      <style:table-cell-properties style:vertical-align="" fo:padding="0.097cm" fo:border-left="none" fo:border-right="none" fo:border-top="0.002cm solid #000000" fo:border-bottom="none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Standard">
      <style:text-properties style:font-name="Cambria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5" style:family="paragraph" style:parent-style-name="Heading_20_1">
      <style:text-properties style:font-name="Cambria" fo:language="ru" fo:country="RU"/>
    </style:style>
    <style:style style:name="P6" style:family="paragraph" style:parent-style-name="Text_20_body">
      <style:text-properties style:font-name="Cambria"/>
    </style:style>
    <style:style style:name="P7" style:family="paragraph" style:parent-style-name="Text_20_body">
      <style:text-properties style:font-name="Cambria" fo:language="ru" fo:country="RU"/>
    </style:style>
    <style:style style:name="P8" style:family="paragraph" style:parent-style-name="Text_20_body" style:list-style-name="L1">
      <style:text-properties style:font-name="Cambria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name-asian="Times New Roman2" style:font-weight-asian="bold" style:font-name-complex="Times New Roman2" style:font-weight-complex="bold"/>
    </style:style>
    <style:style style:name="T3" style:family="text">
      <style:text-properties fo:language="ru" fo:country="RU"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draw:frame draw:style-name="fr1" draw:name="Графический объект1" text:anchor-type="as-char" svg:width="0.85cm" svg:height="0.85cm" draw:z-index="0"><draw:image xlink:href="../images/3070.png" xlink:type="simple" xlink:show="embed" xlink:actuate="onLoad"/></draw:frame></text:p>
          </table:table-cell>
          <table:table-cell table:style-name="Table1.B1" office:value-type="string">
            <text:h text:style-name="P5" text:outline-level="1">Номер линейного уравнения</text:h>
          </table:table-cell>
        </table:table-row>
        <table:table-row>
          <table:table-cell table:style-name="Table1.A2" office:value-type="string">
            <text:p text:style-name="P4">в палитре</text:p>
          </table:table-cell>
          <table:table-cell table:style-name="Table1.B1" office:value-type="string">
            <text:p text:style-name="P7">| векторизован |</text:p>
          </table:table-cell>
        </table:table-row>
        <table:table-row table:style-name="Table1.3">
          <table:table-cell table:style-name="Table1.A1" office:value-type="string">
            <text:p text:style-name="P3"><draw:frame draw:style-name="fr2" draw:name="Графический объект2" text:anchor-type="as-char" svg:width="3.099cm" svg:height="0.93cm" draw:z-index="1"><draw:image xlink:href="../images/3070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2" office:value-type="string">
            <text:p text:style-name="P4">на схеме</text:p>
          </table:table-cell>
          <table:table-cell table:style-name="Table1.B1" office:value-type="string">
            <text:p text:style-name="P2"/>
          </table:table-cell>
        </table:table-row>
        <table:table-row table:style-name="Table1.3">
          <table:table-cell table:style-name="Table1.A5" table:number-columns-spanned="2" office:value-type="string">
            <text:p text:style-name="P7">Блок используется совместно с блоками «Коэффициенты линейного уравнения» и «Результаты СЛАУ».</text:p>
            <text:p text:style-name="P7">Блок представляет собой счётчик количества уравнений в системе с заданным именем.</text:p>
            <text:p text:style-name="P6">Данный блок возвращает на выходе вектор уникальных номеров строк (уравнений) СЛАУ. При инициализации схемы инициализируется общий для схемы объект-решатель СЛАУ с уникальным именем &lt;solvername&gt;, который содержит счётчик количества уравнений. При этом возможно как совмещение данной системы с основным якобианом, используемым для неявных методов интегрирования, так и существование отдельной системы линейных уравнений. Данный блок при инициализации схемы прибавляет к этому счётчику количество уравнений &lt;equcount&gt;, заданное в свойствах блока и на выходе формирует вектор номеров уравнений размерностью &lt;equcount&gt;. При расчёте выходы данного блока не меняются.</text:p>
            <text:p text:style-name="P6"><text:span text:style-name="T2">Свойства</text:span>:</text:p>
            <text:list xml:id="list7221783799798855407" text:style-name="L1">
              <text:list-item>
                <text:p text:style-name="P8">Имя решателя СЛАУ — имя решателя (строка &lt;solvername&gt;), который обрабатывает (решает) СЛАУ<text:span text:style-name="T1">. Должно быть </text:span><text:span text:style-name="T3">одинаковым</text:span><text:span text:style-name="T1"> для всех блоков «Номер линейного уравнения», «Коэффициенты линейного уравнения» и «Результаты СЛАУ», принадлежащих одной системе.</text:span></text:p>
              </text:list-item>
              <text:list-item>
                <text:p text:style-name="P8">Количество уравнений — натуральное число &lt;equcount&gt;, обозначающее <text:span text:style-name="T1">количество добавляемых этим блоком уравнений в систему &lt;solvername&gt;</text:span>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Номер линейного уравнения</dc:title>
    <dc:date>2014-12-11T13:50:10.78</dc:date>
    <meta:generator>OpenOffice/4.1.1$Win32 OpenOffice.org_project/411m6$Build-9775</meta:generator>
    <meta:editing-duration>PT4H25M21S</meta:editing-duration>
    <meta:editing-cycles>66</meta:editing-cycles>
    <meta:document-statistic meta:table-count="1" meta:image-count="2" meta:object-count="0" meta:page-count="1" meta:paragraph-count="12" meta:word-count="163" meta:character-count="1283"/>
  </office:meta>
</office:document-meta>
</file>